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2pt" officeooo:paragraph-rsid="002cf23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officeooo:rsid="0032bbba" officeooo:paragraph-rsid="0030d002" style:font-size-asian="12pt" style:font-size-complex="1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1">
      <style:paragraph-properties fo:text-align="center" style:justify-single-word="false"/>
      <style:text-properties style:font-name="Liberation Mono" fo:font-size="12pt" officeooo:paragraph-rsid="002cf234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Mono" fo:font-size="12pt" officeooo:paragraph-rsid="002cf234" style:font-size-asian="12pt" style:font-size-complex="12pt"/>
    </style:style>
    <style:style style:name="P7" style:family="paragraph" style:parent-style-name="Standard" style:list-style-name="L1">
      <style:text-properties style:font-name="Liberation Mono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officeooo:rsid="002cf234" officeooo:paragraph-rsid="002cf234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2bbba" officeooo:paragraph-rsid="0032bbba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0d002" officeooo:paragraph-rsid="003ca32c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47bc0" officeooo:paragraph-rsid="003ca32c" style:font-size-asian="12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2fd7cd" officeooo:paragraph-rsid="003ca32c" style:font-size-asian="12pt" style:font-size-complex="12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e63d7" officeooo:paragraph-rsid="003e63d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Mono" fo:font-size="12pt" officeooo:rsid="003e63d7" officeooo:paragraph-rsid="003e63d7" style:font-size-asian="12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Mono" fo:font-size="12pt" officeooo:rsid="003fc72a" officeooo:paragraph-rsid="003fc72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2pt" officeooo:rsid="003fc72a" officeooo:paragraph-rsid="003fc72a" style:font-size-asian="12pt" style:font-size-complex="12pt"/>
    </style:style>
    <style:style style:name="P17" style:family="paragraph" style:parent-style-name="Standard" style:list-style-name="L2">
      <style:paragraph-properties fo:text-align="start" style:justify-single-word="false" fo:break-before="page"/>
      <style:text-properties style:font-name="Liberation Mono" fo:font-size="12pt" officeooo:rsid="002cf234" officeooo:paragraph-rsid="003e63d7" style:font-size-asian="12pt" style:font-size-complex="12pt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Mono" fo:font-size="12pt" officeooo:rsid="003e63d7" officeooo:paragraph-rsid="003e63d7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officeooo:paragraph-rsid="003fc72a"/>
    </style:style>
    <style:style style:name="P20" style:family="paragraph" style:parent-style-name="Preformatted_20_Text" style:list-style-name="L1">
      <style:text-properties style:font-name="Liberation Mono" fo:font-size="12pt" style:font-size-asian="12pt" style:font-size-complex="12pt"/>
    </style:style>
    <style:style style:name="P21" style:family="paragraph" style:parent-style-name="Preformatted_20_Text" style:list-style-name="L1">
      <style:text-properties style:font-name="Liberation Mono" fo:font-size="12pt" officeooo:rsid="0027d38c" officeooo:paragraph-rsid="0027d38c" style:font-size-asian="12pt" style:font-size-complex="12pt"/>
    </style:style>
    <style:style style:name="P22" style:family="paragraph" style:parent-style-name="Preformatted_20_Text" style:list-style-name="L1">
      <style:text-properties style:font-name="Liberation Mono" fo:font-size="12pt" officeooo:rsid="00260ff7" officeooo:paragraph-rsid="00260ff7" style:font-size-asian="12pt" style:font-size-complex="12pt"/>
    </style:style>
    <style:style style:name="P23" style:family="paragraph" style:parent-style-name="Preformatted_20_Text" style:list-style-name="L1">
      <style:text-properties style:font-name="Liberation Mono" fo:font-size="12pt" officeooo:rsid="00261270" officeooo:paragraph-rsid="00261270" style:font-size-asian="12pt" style:font-size-complex="12pt"/>
    </style:style>
    <style:style style:name="P24" style:family="paragraph" style:parent-style-name="Preformatted_20_Text" style:list-style-name="L1">
      <style:text-properties style:font-name="Liberation Mono" fo:font-size="12pt" officeooo:rsid="0027ba6a" officeooo:paragraph-rsid="0027ba6a" style:font-size-asian="12pt" style:font-size-complex="12pt"/>
    </style:style>
    <style:style style:name="P25" style:family="paragraph" style:parent-style-name="Preformatted_20_Text" style:list-style-name="L1">
      <style:text-properties style:font-name="Liberation Mono" fo:font-size="12pt" officeooo:rsid="00294287" officeooo:paragraph-rsid="00294287" style:font-size-asian="12pt" style:font-size-complex="12pt"/>
    </style:style>
    <style:style style:name="P26" style:family="paragraph" style:parent-style-name="Preformatted_20_Text" style:list-style-name="L1">
      <style:text-properties style:font-name="Liberation Mono" fo:font-size="12pt" officeooo:rsid="002ba45d" officeooo:paragraph-rsid="002ba45d" style:font-size-asian="12pt" style:font-size-complex="12pt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P29" style:family="paragraph">
      <loext:graphic-properties draw:fill-color="#99ff66"/>
      <style:paragraph-properties fo:text-align="center"/>
      <style:text-properties fo:font-size="20pt" style:font-size-asian="20pt" style:font-size-complex="20pt"/>
    </style:style>
    <style:style style:name="P30" style:family="paragraph">
      <loext:graphic-properties draw:fill-color="#ff9900"/>
      <style:paragraph-properties fo:text-align="center"/>
      <style:text-properties fo:font-size="20pt" style:font-size-asian="20pt" style:font-size-complex="20pt"/>
    </style:style>
    <style:style style:name="P31" style:family="paragraph">
      <loext:graphic-properties draw:fill-color="#ffff66"/>
      <style:paragraph-properties fo:text-align="center"/>
      <style:text-properties fo:font-size="20pt" style:font-size-asian="20pt" style:font-size-complex="20pt"/>
    </style:style>
    <style:style style:name="P32" style:family="paragraph">
      <style:text-properties fo:font-size="12pt"/>
    </style:style>
    <style:style style:name="P33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officeooo:rsid="0027ba6a"/>
    </style:style>
    <style:style style:name="T3" style:family="text">
      <style:text-properties fo:font-size="16pt" officeooo:rsid="0027ba6a" style:font-size-asian="16pt" style:font-size-complex="16pt"/>
    </style:style>
    <style:style style:name="T4" style:family="text">
      <style:text-properties officeooo:rsid="002cf234"/>
    </style:style>
    <style:style style:name="T5" style:family="text">
      <style:text-properties officeooo:rsid="003e63d7"/>
    </style:style>
    <style:style style:name="T6" style:family="text">
      <style:text-properties fo:font-variant="normal" fo:text-transform="none" fo:color="#242729" style:font-name="Arial" fo:font-size="8.25pt" fo:letter-spacing="normal" fo:font-style="normal" fo:font-weight="normal" fo:background-color="#e1e3e5" loext:char-shading-value="0" loext:padding="0.049cm" loext:border="0.06pt solid #adb3b9"/>
    </style:style>
    <style:style style:name="T7" style:family="text">
      <style:text-properties fo:font-variant="normal" fo:text-transform="none" fo:color="#242729" style:font-name="Arial" fo:font-size="8.25pt" fo:letter-spacing="normal" fo:font-style="normal" fo:font-weight="normal" officeooo:rsid="003e63d7" fo:background-color="#e1e3e5" loext:char-shading-value="0" style:font-size-asian="12pt" style:font-size-complex="12pt" loext:padding="0.049cm" loext:border="0.06pt solid #adb3b9"/>
    </style:style>
    <style:style style:name="T8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9" style:family="text">
      <style:text-properties fo:font-variant="normal" fo:text-transform="none" fo:color="#242729" style:font-name="inherit" fo:font-size="11.25pt" fo:letter-spacing="normal" fo:font-style="normal" fo:font-weight="normal" officeooo:rsid="003e63d7" style:font-size-asian="12pt" style:font-size-complex="1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872cm" fo:min-width="4.332cm" style:run-through="foreground"/>
    </style:style>
    <style:style style:name="gr3" style:family="graphic">
      <style:graphic-properties draw:fill-color="#99ff66" draw:textarea-horizontal-align="justify" draw:textarea-vertical-align="middle" draw:auto-grow-height="false" fo:min-height="2.87cm" fo:min-width="4.332cm" style:run-through="foreground"/>
    </style:style>
    <style:style style:name="gr4" style:family="graphic">
      <style:graphic-properties draw:fill-color="#ff9900" draw:textarea-horizontal-align="justify" draw:textarea-vertical-align="middle" draw:auto-grow-height="false" fo:min-height="2.87cm" fo:min-width="4.332cm" style:run-through="foreground"/>
    </style:style>
    <style:style style:name="gr5" style:family="graphic">
      <style:graphic-properties draw:fill-color="#ffff66" draw:textarea-horizontal-align="justify" draw:textarea-vertical-align="middle" draw:auto-grow-height="false" fo:min-height="2.87cm" fo:min-width="4.332cm" style:run-through="foreground"/>
    </style:style>
    <style:style style:name="gr6" style:family="graphic">
      <style:graphic-properties draw:textarea-horizontal-align="justify" draw:textarea-vertical-align="middle" draw:auto-grow-height="false" fo:min-height="0.242cm" fo:min-width="1.776cm" style:run-through="foreground"/>
    </style:style>
    <style:style style:name="gr7" style:family="graphic">
      <style:graphic-properties draw:textarea-horizontal-align="justify" draw:textarea-vertical-align="middle" draw:auto-grow-height="false" fo:min-height="0.295cm" fo:min-width="1.706cm" style:run-through="foreground"/>
    </style:style>
    <style:style style:name="gr8" style:family="graphic">
      <style:graphic-properties draw:textarea-horizontal-align="justify" draw:textarea-vertical-align="middle" draw:auto-grow-height="false" fo:min-height="1.152cm" fo:min-width="0.307cm" style:run-through="foreground"/>
    </style:style>
    <style:style style:name="gr9" style:family="graphic">
      <style:graphic-properties draw:textarea-horizontal-align="justify" draw:textarea-vertical-align="middle" draw:auto-grow-height="false" fo:min-height="1.154cm" fo:min-width="0.374cm" style:run-through="foreground"/>
    </style:style>
    <style:style style:name="gr10" style:family="graphic">
      <style:graphic-properties draw:textarea-horizontal-align="justify" draw:textarea-vertical-align="middle" draw:auto-grow-height="false" fo:min-height="0.268cm" fo:min-width="1.707cm" style:run-through="foreground"/>
    </style:style>
    <style:style style:name="gr11" style:family="graphic">
      <style:graphic-properties draw:textarea-horizontal-align="justify" draw:textarea-vertical-align="middle" draw:auto-grow-height="false" fo:min-height="0.275cm" fo:min-width="1.776cm" style:run-through="foreground"/>
    </style:style>
    <style:style style:name="gr12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12080489244919" text:style-name="L1">
        <text:list-header>
          <text:p text:style-name="P5"><text:span text:style-name="T3">Git Tutorial</text:span><text:line-break/></text:p>
          <text:p text:style-name="P6"><text:span text:style-name="T4">Tutorial 1 :-</text:span><text:line-break/></text:p>
        </text:list-header>
        <text:list-item>
          <text:p text:style-name="P7">git help glossary</text:p>
        </text:list-item>
        <text:list-item>
          <text:p text:style-name="P7">git init</text:p>
        </text:list-item>
        <text:list-item>
          <text:p text:style-name="P7">git init DemoDir</text:p>
        </text:list-item>
        <text:list-item>
          <text:p text:style-name="P7">git status</text:p>
        </text:list-item>
        <text:list-item>
          <text:p text:style-name="P7">git add file</text:p>
        </text:list-item>
        <text:list-item>
          <text:p text:style-name="P4"><text:span text:style-name="Source_20_Text"><text:span text:style-name="T1">git config --global user.name "John Doe"</text:span></text:span></text:p>
        </text:list-item>
        <text:list-item>
          <text:p text:style-name="P4"><text:span text:style-name="Source_20_Text"><text:span text:style-name="T1">git config --global user.email johndoe@example.com</text:span></text:span></text:p>
        </text:list-item>
        <text:list-item>
          <text:p text:style-name="P4"><text:span text:style-name="Source_20_Text"><text:span text:style-name="T1">git config --list</text:span></text:span></text:p>
        </text:list-item>
        <text:list-item>
          <text:p text:style-name="P4"><text:span text:style-name="Source_20_Text"><text:span text:style-name="T1">vim ~/.gitconfig</text:span></text:span></text:p>
        </text:list-item>
        <text:list-item>
          <text:p text:style-name="P7">git commit</text:p>
        </text:list-item>
        <text:list-item>
          <text:p text:style-name="P4">git show HEAD~</text:p>
        </text:list-item>
        <text:list-item>
          <text:p text:style-name="P4"><text:span text:style-name="Source_20_Text"><text:span text:style-name="T1">git commit -m "Initial commit"</text:span></text:span></text:p>
        </text:list-item>
        <text:list-item>
          <text:p text:style-name="P4"><text:span text:style-name="Source_20_Text"><text:span text:style-name="T1">git config --global core.editor vim</text:span></text:span></text:p>
        </text:list-item>
        <text:list-item>
          <text:p text:style-name="P4"><text:span text:style-name="Source_20_Text"><text:span text:style-name="T1">git clone &lt;repo&gt; &lt;directory&gt;</text:span></text:span></text:p>
        </text:list-item>
        <text:list-item>
          <text:p text:style-name="P4"><text:span text:style-name="Source_20_Text"><text:span text:style-name="T1">git push -u origin master</text:span></text:span></text:p>
        </text:list-item>
        <text:list-item>
          <text:p text:style-name="P20">.gitignore file must be commited</text:p>
        </text:list-item>
        <text:list-item>
          <text:p text:style-name="P20">git add -f abc.log</text:p>
        </text:list-item>
        <text:list-item>
          <text:p text:style-name="P20">git rm --cached abc.log \\ remove already cached file after which gitignore rule was added</text:p>
        </text:list-item>
        <text:list-item>
          <text:p text:style-name="P21">git branch</text:p>
        </text:list-item>
        <text:list-item>
          <text:p text:style-name="P22">git checkout -<text:span text:style-name="T2">b </text:span>branch</text:p>
        </text:list-item>
        <text:list-item>
          <text:p text:style-name="P22">git push origin branch</text:p>
        </text:list-item>
        <text:list-item>
          <text:p text:style-name="P23">git stash</text:p>
        </text:list-item>
        <text:list-item>
          <text:p text:style-name="P23">git stash pop</text:p>
        </text:list-item>
        <text:list-item>
          <text:p text:style-name="P24">git merge branch</text:p>
        </text:list-item>
        <text:list-item>
          <text:p text:style-name="P25">git log</text:p>
        </text:list-item>
        <text:list-item>
          <text:p text:style-name="P25">git log --graph --online –all</text:p>
        </text:list-item>
        <text:list-item>
          <text:p text:style-name="P26">gitg</text:p>
        </text:list-item>
      </text:list>
      <text:p text:style-name="Standard"/>
      <text:p text:style-name="Standard"/>
      <text:p text:style-name="Standard"/>
      <text:p text:style-name="P3"/>
      <text:p text:style-name="P8">Tutorial 2 :- Merging with “git pull”</text:p>
      <text:p text:style-name="P1"/>
      <text:list xml:id="list5811209991347689447" text:style-name="L2">
        <text:list-header>
          <text:p text:style-name="P9">Git Workflows – Git Stashing</text:p>
          <text:p text:style-name="P9"/>
        </text:list-header>
      </text:list>
      <text:p text:style-name="P2"><draw:g text:anchor-type="paragraph" draw:z-index="0" draw:style-name="gr1"><draw:custom-shape draw:name="Shape1" draw:style-name="gr2" draw:text-style-name="P28" svg:width="4.643cm" svg:height="3.183cm" svg:x="-0.342cm" svg:y="1.286cm"><text:p text:style-name="P27"><text:span text:style-name="T10">Working </text:span></text:p><text:p text:style-name="P27"><text:span text:style-name="T10">Director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3" draw:text-style-name="P29" svg:width="4.643cm" svg:height="3.181cm" svg:x="6.327cm" svg:y="1.27cm"><text:p text:style-name="P27"><text:span text:style-name="T10">Index/</text:span></text:p><text:p text:style-name="P27"><text:span text:style-name="T10">Staging Are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4" draw:text-style-name="P30" svg:width="4.643cm" svg:height="3.181cm" svg:x="12.919cm" svg:y="1.268cm"><text:p text:style-name="P27"><text:span text:style-name="T10">Repository/</text:span></text:p><text:p text:style-name="P27"><text:span text:style-name="T10">Hea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5" draw:text-style-name="P31" svg:width="4.643cm" svg:height="3.181cm" svg:x="6.221cm" svg:y="5.766cm"><text:p text:style-name="P27"><text:span text:style-name="T10">Sta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6" draw:text-style-name="P32" svg:width="2.029cm" svg:height="0.482cm" svg:x="4.299cm" svg:y="3.24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3" draw:style-name="gr7" svg:width="1.95cm" svg:height="0.588cm" svg:x="10.97cm" svg:y="3.29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4" draw:style-name="gr8" svg:width="0.613cm" svg:height="1.317cm" svg:x="7.53cm" svg:y="4.4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5" draw:style-name="gr9" svg:width="0.749cm" svg:height="1.317cm" svg:x="8.97cm" svg:y="4.4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name="Shape6" draw:style-name="gr10" svg:width="1.95cm" svg:height="0.535cm" svg:x="10.97cm" svg:y="1.92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name="Shape7" draw:style-name="gr11" svg:width="2.027cm" svg:height="0.551cm" svg:x="4.301cm" svg:y="1.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draw:g></text:p>
      <text:p text:style-name="P2"><draw:frame text:anchor-type="paragraph" draw:z-index="1" draw:name="Shape1" draw:style-name="gr12" draw:text-style-name="P33" svg:width="2.162cm" svg:height="0.692cm" svg:x="4.166cm" svg:y="0.115cm"><draw:text-box><text:p><text:span text:style-name="T11">git reset</text:span></text:p></draw:text-box></draw:frame><draw:frame text:anchor-type="paragraph" draw:z-index="4" draw:name="Shape1" draw:style-name="gr12" draw:text-style-name="P33" svg:width="2.162cm" svg:height="0.692cm" svg:x="10.758cm" svg:y="0.099cm"><draw:text-box><text:p><text:span text:style-name="T11">git reset</text:span></text:p></draw:text-box></draw:frame></text:p>
      <text:p text:style-name="P2"><draw:frame text:anchor-type="paragraph" draw:z-index="2" draw:name="Shape1" draw:style-name="gr12" draw:text-style-name="P33" svg:width="2.162cm" svg:height="0.692cm" svg:x="4.166cm" svg:y="3.29cm"><draw:text-box><text:p><text:span text:style-name="T11">git add</text:span></text:p></draw:text-box></draw:frame><draw:frame text:anchor-type="paragraph" draw:z-index="3" draw:name="Shape1" draw:style-name="gr13" draw:text-style-name="P33" svg:width="2.581cm" svg:height="1.301cm" svg:x="10.97cm" svg:y="3.223cm"><draw:text-box><text:p><text:span text:style-name="T11">git commit</text:span></text:p></draw:text-box></draw:frame><draw:frame text:anchor-type="paragraph" draw:z-index="5" draw:name="Shape1" draw:style-name="gr12" draw:text-style-name="P33" svg:width="2.162cm" svg:height="0.692cm" svg:x="5.491cm" svg:y="4.115cm"><draw:text-box><text:p><text:span text:style-name="T11">git stash</text:span></text:p></draw:text-box></draw:frame><draw:frame text:anchor-type="paragraph" draw:z-index="6" draw:name="Shape1" draw:style-name="gr12" draw:text-style-name="P33" svg:width="2.162cm" svg:height="0.692cm" svg:x="9.717cm" svg:y="4.115cm"><draw:text-box><text:p><text:span text:style-name="T11">git pop</text:span></text:p></draw:text-box></draw:frame></text:p>
      <text:p text:style-name="P2"/>
      <text:p text:style-name="P2"/>
      <text:p text:style-name="P2"/>
      <text:list xml:id="list160339970186110" text:continue-numbering="true" text:style-name="L2">
        <text:list-item>
          <text:p text:style-name="P10">git fetch</text:p>
        </text:list-item>
        <text:list-item>
          <text:p text:style-name="P10">git log origin/master</text:p>
        </text:list-item>
        <text:list-item>
          <text:p text:style-name="P11">git diff --staged</text:p>
        </text:list-item>
        <text:list-item>
          <text:p text:style-name="P12">git reflog</text:p>
        </text:list-item>
        <text:list-item>
          <text:p text:style-name="P12">git reset commit-id</text:p>
        </text:list-item>
        <text:list-item>
          <text:p text:style-name="P10">git reset --hard commit-id</text:p>
        </text:list-item>
        <text:list-item>
          <text:p text:style-name="P12">git pull</text:p>
        </text:list-item>
        <text:list-item>
          <text:p text:style-name="P12">git config --global merge.tool meld</text:p>
        </text:list-item>
        <text:list-item>
          <text:p text:style-name="P12">git config --global mergetool.keepBackup false</text:p>
        </text:list-item>
        <text:list-item>
          <text:p text:style-name="P12">git mergetool file_to_be_merged</text:p>
        </text:list-item>
        <text:list-item>
          <text:p text:style-name="P10">git stash list</text:p>
        </text:list-item>
        <text:list-item>
          <text:p text:style-name="P10">git stash show</text:p>
        </text:list-item>
        <text:list-item>
          <text:p text:style-name="P15">git stash --path</text:p>
          <text:p text:style-name="P15"/>
          <text:p text:style-name="P17">Tutorial <text:span text:style-name="T5">3</text:span> :- <text:span text:style-name="T5">Git Branching</text:span></text:p>
          <text:p text:style-name="P13"/>
          <text:p text:style-name="P13"/>
        </text:list-item>
        <text:list-item>
          <text:p text:style-name="P13">git branch</text:p>
        </text:list-item>
        <text:list-item>
          <text:p text:style-name="P13">git checkout development</text:p>
        </text:list-item>
        <text:list-item>
          <text:p text:style-name="P13">git checkout -b feature1 development</text:p>
        </text:list-item>
        <text:list-item>
          <text:p text:style-name="P13">git log --graph --oneline</text:p>
        </text:list-item>
        <text:list-item>
          <text:p text:style-name="P13">git reset --hard HEAD~</text:p>
        </text:list-item>
      </text:list>
      <text:p text:style-name="P14"/>
      <text:p text:style-name="P14"/>
      <text:p text:style-name="P14"/>
      <text:p text:style-name="P18"/>
      <text:p text:style-name="P16">Tutorial 4 :- Git Path Commit</text:p>
      <text:p text:style-name="P14"/>
      <text:list xml:id="list160341815387202" text:continue-numbering="true" text:style-name="L2">
        <text:list-item>
          <text:p text:style-name="P15">git add --patch filename</text:p>
        </text:list-item>
      </text:list>
      <text:p text:style-name="P14"/>
      <text:p text:style-name="P19"><text:span text:style-name="User_20_Entry"><text:span text:style-name="T7">y</text:span></text:span><text:span text:style-name="T9"> stage this hunk for the next commit</text:span></text:p>
      <text:p text:style-name="P19"><text:span text:style-name="User_20_Entry"><text:span text:style-name="T6">n</text:span></text:span><text:span text:style-name="T8"> do not stage this hunk for the next commit</text:span></text:p>
      <text:p text:style-name="P19"><text:span text:style-name="User_20_Entry"><text:span text:style-name="T6">q</text:span></text:span><text:span text:style-name="T8"> quit; do not stage this hunk or any of the remaining hunks</text:span></text:p>
      <text:p text:style-name="P19"><text:span text:style-name="User_20_Entry"><text:span text:style-name="T6">a</text:span></text:span><text:span text:style-name="T8"> stage this hunk and all later hunks in the file</text:span></text:p>
      <text:p text:style-name="P19"><text:span text:style-name="User_20_Entry"><text:span text:style-name="T6">d</text:span></text:span><text:span text:style-name="T8"> do not stage this hunk or any of the later hunks in the file</text:span></text:p>
      <text:p text:style-name="P19"><text:span text:style-name="User_20_Entry"><text:span text:style-name="T6">g</text:span></text:span><text:span text:style-name="T8"> select a hunk to go to</text:span></text:p>
      <text:p text:style-name="P19"><text:span text:style-name="User_20_Entry"><text:span text:style-name="T6">/</text:span></text:span><text:span text:style-name="T8"> search for a hunk matching the given regex</text:span></text:p>
      <text:p text:style-name="P19"><text:span text:style-name="User_20_Entry"><text:span text:style-name="T6">j</text:span></text:span><text:span text:style-name="T8"> leave this hunk undecided, see next undecided hunk</text:span></text:p>
      <text:p text:style-name="P19"><text:span text:style-name="User_20_Entry"><text:span text:style-name="T6">J</text:span></text:span><text:span text:style-name="T8"> leave this hunk undecided, see next hunk</text:span></text:p>
      <text:p text:style-name="P19"><text:span text:style-name="User_20_Entry"><text:span text:style-name="T6">k</text:span></text:span><text:span text:style-name="T8"> leave this hunk undecided, see previous undecided hunk</text:span></text:p>
      <text:p text:style-name="P19"><text:span text:style-name="User_20_Entry"><text:span text:style-name="T6">K</text:span></text:span><text:span text:style-name="T8"> leave this hunk undecided, see previous hunk</text:span></text:p>
      <text:p text:style-name="P19"><text:span text:style-name="User_20_Entry"><text:span text:style-name="T6">s</text:span></text:span><text:span text:style-name="T8"> split the current hunk into smaller hunks</text:span></text:p>
      <text:p text:style-name="P19"><text:span text:style-name="User_20_Entry"><text:span text:style-name="T6">e</text:span></text:span><text:span text:style-name="T8"> manually edit the current hunk</text:span></text:p>
      <text:p text:style-name="P19"><text:span text:style-name="User_20_Entry"><text:span text:style-name="T6">?</text:span></text:span><text:span text:style-name="T8"> print hunk help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4:30:44.005089378</meta:creation-date>
    <meta:generator>LibreOffice/5.1.6.2$Linux_X86_64 LibreOffice_project/10m0$Build-2</meta:generator>
    <dc:date>2017-08-03T14:46:42.649109199</dc:date>
    <meta:editing-duration>PT2H24M26S</meta:editing-duration>
    <meta:editing-cycles>27</meta:editing-cycles>
    <meta:document-statistic meta:table-count="0" meta:image-count="0" meta:object-count="0" meta:page-count="4" meta:paragraph-count="70" meta:word-count="388" meta:character-count="1817" meta:non-whitespace-character-count="1562"/>
  </office:meta>
</office:document-meta>
</file>